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16.999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6.999cm" table:align="margins"/>
    </style:style>
    <style:style style:name="Tabla4.A" style:family="table-column">
      <style:table-column-properties style:column-width="16.999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6.999cm" table:align="margins"/>
    </style:style>
    <style:style style:name="Tabla6.A" style:family="table-column">
      <style:table-column-properties style:column-width="16.999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6.999cm" table:align="margins"/>
    </style:style>
    <style:style style:name="Tabla7.A" style:family="table-column">
      <style:table-column-properties style:column-width="16.999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6.999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6.999cm" table:align="margins"/>
    </style:style>
    <style:style style:name="Tabla9.A" style:family="table-column">
      <style:table-column-properties style:column-width="16.999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6.999cm" table:align="margins"/>
    </style:style>
    <style:style style:name="Tabla10.A" style:family="table-column">
      <style:table-column-properties style:column-width="16.999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6.999cm" table:align="margins"/>
    </style:style>
    <style:style style:name="Tabla11.A" style:family="table-column">
      <style:table-column-properties style:column-width="16.999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6.999cm" table:align="margins"/>
    </style:style>
    <style:style style:name="Tabla12.A" style:family="table-column">
      <style:table-column-properties style:column-width="16.999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6.999cm" table:align="margins"/>
    </style:style>
    <style:style style:name="Tabla13.A" style:family="table-column">
      <style:table-column-properties style:column-width="16.999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6.999cm" table:align="margins"/>
    </style:style>
    <style:style style:name="Tabla14.A" style:family="table-column">
      <style:table-column-properties style:column-width="16.999cm" style:rel-column-width="65535*"/>
    </style:style>
    <style:style style:name="Tabla14.A1" style:family="table-cell">
      <style:table-cell-properties fo:padding="0.097cm" fo:border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16.999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16.999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6.999cm" table:align="margins"/>
    </style:style>
    <style:style style:name="Tabla17.A" style:family="table-column">
      <style:table-column-properties style:column-width="16.999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6.999cm" table:align="margins"/>
    </style:style>
    <style:style style:name="Tabla18.A" style:family="table-column">
      <style:table-column-properties style:column-width="16.999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6.999cm" table:align="margins"/>
    </style:style>
    <style:style style:name="Tabla19.A" style:family="table-column">
      <style:table-column-properties style:column-width="16.999cm" style:rel-column-width="65535*"/>
    </style:style>
    <style:style style:name="Tabla19.A1" style:family="table-cell">
      <style:table-cell-properties fo:padding="0.097cm" fo:border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P1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2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Courier New" fo:font-size="11pt" fo:language="ca" fo:country="ES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paragraph-properties>
        <style:tab-stops/>
      </style:paragraph-properties>
      <style:text-properties style:font-name="Courier New"/>
    </style:style>
    <style:style style:name="P6" style:family="paragraph" style:parent-style-name="Standard"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15" style:family="paragraph" style:parent-style-name="Preformatted_20_Text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17" style:family="paragraph" style:parent-style-name="Standard">
      <style:paragraph-properties fo:margin-left="1.834cm" fo:margin-right="-0.018cm" fo:text-indent="-0.476cm" style:auto-text-indent="false">
        <style:tab-stops/>
      </style:paragraph-properties>
      <style:text-properties style:font-name="Courier New" fo:font-size="11pt" fo:language="ca" fo:country="ES" style:font-size-asian="11pt" style:language-asian="zxx" style:country-asian="none" style:font-size-complex="11pt" style:language-complex="zxx" style:country-complex="none"/>
    </style:style>
    <style:style style:name="P18" style:family="paragraph" style:parent-style-name="Preformatted_20_Text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9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0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.72cm" fo:margin-right="0cm" fo:text-indent="-0.476cm" style:auto-text-indent="false">
        <style:tab-stops/>
      </style:paragraph-properties>
    </style:style>
    <style:style style:name="P22" style:family="paragraph" style:parent-style-name="Standard">
      <style:paragraph-properties fo:margin-left="1.032cm" fo:margin-right="0cm" fo:text-indent="-1.005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1.147cm" fo:margin-right="-0.018cm" fo:text-indent="0.026cm" style:auto-text-indent="false">
        <style:tab-stops/>
      </style:paragraph-properties>
    </style:style>
    <style:style style:name="P24" style:family="paragraph" style:parent-style-name="Standard">
      <style:paragraph-properties fo:margin-left="1.385cm" fo:margin-right="-0.018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053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1.173cm" fo:margin-right="-0.018cm" fo:text-align="start" style:justify-single-word="false" fo:text-indent="0cm" style:auto-text-indent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7" style:family="paragraph" style:parent-style-name="Text_20_body">
      <style:paragraph-properties fo:margin-left="1.147cm" fo:margin-right="-0.018cm" fo:text-align="start" style:justify-single-word="false" fo:text-indent="0cm" style:auto-text-indent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28" style:family="paragraph" style:parent-style-name="Preformatted_20_Text">
      <style:paragraph-properties fo:margin-left="2.037cm" fo:margin-right="0cm" fo:text-indent="-0.635cm" style:auto-text-indent="false">
        <style:tab-stops>
          <style:tab-stop style:position="0.026cm"/>
        </style:tab-stops>
      </style:paragraph-properties>
    </style:style>
    <style:style style:name="P29" style:family="paragraph" style:parent-style-name="Table_20_Contents">
      <style:paragraph-properties fo:margin-left="1.49cm" fo:margin-right="-0.018cm" fo:text-indent="0cm" style:auto-text-indent="false"/>
    </style:style>
    <style:style style:name="P30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1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2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 style:list-style-name="L3"/>
    <style:style style:name="P34" style:family="paragraph" style:parent-style-name="Standard">
      <style:text-properties fo:font-size="26pt" fo:language="ca" fo:country="ES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35" style:family="paragraph" style:parent-style-name="Standard" style:list-style-name="L1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8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39" style:family="paragraph" style:parent-style-name="Standard" style:list-style-name="L1">
      <style:paragraph-properties fo:margin-left="1.614cm" fo:margin-right="0cm" fo:text-indent="-0.979cm" style:auto-text-indent="false">
        <style:tab-stops>
          <style:tab-stop style:position="-0.476cm"/>
        </style:tab-stops>
      </style:paragraph-properties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</style:style>
    <style:style style:name="P48" style:family="paragraph" style:parent-style-name="Standard" style:list-style-name="L1">
      <style:paragraph-properties fo:margin-left="1.508cm" fo:margin-right="0cm" fo:text-indent="-0.847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Standard" style:list-style-name="L1">
      <style:paragraph-properties fo:margin-left="0.476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Standard" style:list-style-name="L1">
      <style:paragraph-properties fo:margin-left="1.032cm" fo:margin-right="0cm" fo:text-indent="-0.476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Standard" style:list-style-name="L1">
      <style:paragraph-properties fo:margin-left="1.032cm" fo:margin-right="0cm" fo:text-indent="-0.476cm" style:auto-text-indent="false">
        <style:tab-stops>
          <style:tab-stop style:position="0.529cm"/>
        </style:tab-stops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52" style:family="paragraph" style:parent-style-name="Standard" style:list-style-name="L1">
      <style:paragraph-properties fo:margin-left="0.556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 style:list-style-name="L1">
      <style:paragraph-properties fo:margin-left="0.538cm" fo:margin-right="-0.018cm" fo:text-indent="-0.476cm" style:auto-text-indent="false">
        <style:tab-stops>
          <style:tab-stop style:position="-0.476cm"/>
          <style:tab-stop style:position="0.529cm"/>
        </style:tab-stops>
      </style:paragraph-properties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54" style:family="paragraph" style:parent-style-name="Preformatted_20_Text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5" style:family="paragraph" style:parent-style-name="Preformatted_20_Text" style:list-style-name="L1">
      <style:paragraph-properties>
        <style:tab-stops/>
      </style:paragraph-properties>
    </style:style>
    <style:style style:name="P56" style:family="paragraph" style:parent-style-name="Preformatted_20_Text" style:list-style-name="L1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Preformatted_20_Text" style:list-style-name="L1">
      <style:paragraph-properties fo:margin-left="1.984cm" fo:margin-right="0cm" fo:text-indent="-0.556cm" style:auto-text-indent="false">
        <style:tab-stops>
          <style:tab-stop style:position="0.026cm"/>
        </style:tab-stops>
      </style:paragraph-properties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style:font-name="Courier New"/>
    </style:style>
    <style:style style:name="T4" style:family="text">
      <style:text-properties style:font-name="Courier New" fo:language="ca" fo:country="ES" style:language-asian="zxx" style:country-asian="none" style:language-complex="zxx" style:country-complex="none"/>
    </style:style>
    <style:style style:name="T5" style:family="text">
      <style:text-properties style:font-name="Courier New" fo:font-size="12pt" style:font-size-asian="12pt" style:font-size-complex="12pt"/>
    </style:style>
    <style:style style:name="T6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font-size="11pt" fo:language="ca" fo:country="ES" style:font-size-asian="11pt" style:language-asian="zxx" style:country-asian="none" style:font-size-complex="11pt" style:language-complex="zxx" style:country-complex="none"/>
    </style:style>
    <text:list-style style:name="L1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Guia Ràpida d'Instal·lació de REGISTRE</text:p>
      <text:p text:style-name="P1"/>
      <text:p text:style-name="P1"/>
      <text:p text:style-name="P3"><text:tab/>Aquest document explicar com a partir d'un binari REGISTRE o una compilació del codi de REGISTRE, es pot instal·lar sobre un servidor jboss i el sistema gestor de bbdd.</text:p>
      <text:p text:style-name="P3"/>
      <text:p text:style-name="P3">(A) COMPILAT: S'han de seguir les instruccions de l'annex I d'aquest document.</text:p>
      <text:p text:style-name="P7"><text:span text:style-name="T1">(B) DESCARREGAR BINARI: Accedint al projecte registre de sourceforge ens podem descarregar el binaris corresponents. Per exemple accedir via web a la següent adreça </text:span><text:a xlink:type="simple" xlink:href="http://sourceforge.net/projects/registre/files/registre-1.0/bin"><text:span text:style-name="T9">http://sourceforge.net/projects/registre/files/registre-1.0/bin</text:span></text:a><text:span text:style-name="T1"> i descarregar el fitxer registre-1.0.zip. Després descomprimir el zip en l'arrel del nostre home (Obtindrem un directori ~/registre).</text:span></text:p>
      <text:p text:style-name="P1"/>
      <text:p text:style-name="P2">Aquí s'enumeren la llista d'accions per posar en marxa un sistema REGISTRE:</text:p>
      <text:list xml:id="list30135411" text:style-name="L1">
        <text:list-header>
          <text:p text:style-name="P35"/>
        </text:list-header>
      </text:list>
      <text:list xml:id="list28625471" text:style-name="L1">
        <text:list-item>
          <text:p text:style-name="P36">Crear usuari de BBDD:</text:p>
          <text:list>
            <text:list-item>
              <text:p text:style-name="P39"><text:span text:style-name="Source_20_Text"><text:span text:style-name="T1"><text:s/>Connectar-se a la BBDD:</text:span></text:span></text:p>
              <text:p text:style-name="P40"><text:span text:style-name="Source_20_Text"><text:span text:style-name="T1"/></text:span></text:p>
            </text:list-item>
          </text:list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list xml:id="list30298654" text:continue-numbering="true" text:style-name="L1">
              <text:list-item>
                <text:list>
                  <text:list-header>
                    <text:p text:style-name="P39"><text:span text:style-name="Source_20_Text"><text:span text:style-name="T10">$ sudo bash<text:line-break/>$ su postgres<text:line-break/>$ psql -U postgres</text:span></text:span><text:span text:style-name="T10"> </text:span></text:p>
                  </text:list-header>
                </text:list>
              </text:list-item>
            </text:list>
          </table:table-cell>
        </table:table-row>
      </table:table>
      <text:list xml:id="list30310905" text:continue-numbering="true" text:style-name="L1">
        <text:list-item>
          <text:list>
            <text:list-header>
              <text:p text:style-name="P41"/>
            </text:list-header>
            <text:list-item>
              <text:p text:style-name="P46">Nou usuari:</text:p>
            </text:list-item>
          </text:list>
        </text:list-item>
      </text:list>
      <text:p text:style-name="P12"/>
      <table:table table:name="Tabla4" table:style-name="Tabla4">
        <table:table-column table:style-name="Tabla4.A"/>
        <table:table-row>
          <table:table-cell table:style-name="Tabla4.A1" office:value-type="string">
            <text:p text:style-name="P18">CREATE USER "regweb" WITH <text:s/>ENCRYPTED PASSWORD 'regweb' NOCREATEUSER;</text:p>
          </table:table-cell>
        </table:table-row>
      </table:table>
      <text:list xml:id="list30304983" text:continue-numbering="true" text:style-name="L1">
        <text:list-item>
          <text:list>
            <text:list-item>
              <text:list>
                <text:list-header>
                  <text:p text:style-name="P56"/>
                </text:list-header>
              </text:list>
            </text:list-item>
            <text:list-item>
              <text:p text:style-name="P30">Crear la BBDD </text:p>
            </text:list-item>
          </text:list>
        </text:list-item>
      </text:list>
      <text:p text:style-name="P2"/>
      <table:table table:name="Tabla5" table:style-name="Tabla5">
        <table:table-column table:style-name="Tabla5.A"/>
        <table:table-row>
          <table:table-cell table:style-name="Tabla5.A1" office:value-type="string">
            <text:p text:style-name="P19">CREATE DATABASE "regweb" WITH OWNER=regweb;</text:p>
          </table:table-cell>
        </table:table-row>
      </table:table>
      <text:list xml:id="list30133622" text:style-name="L2">
        <text:list-item>
          <text:list>
            <text:list-item>
              <text:list>
                <text:list-header>
                  <text:p text:style-name="P54"/>
                </text:list-header>
              </text:list>
            </text:list-item>
          </text:list>
        </text:list-item>
      </text:list>
      <text:list xml:id="list30305501" text:continue-list="list30304983" text:style-name="L1">
        <text:list-item>
          <text:list>
            <text:list-item>
              <text:p text:style-name="P30">Sortir</text:p>
            </text:list-item>
          </text:list>
        </text:list-item>
      </text:list>
      <text:p text:style-name="P2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<text:span text:style-name="T1">\q</text:span> <text:s/></text:p>
          </table:table-cell>
        </table:table-row>
      </table:table>
      <text:list xml:id="list30310185" text:continue-numbering="true" text:style-name="L1">
        <text:list-item>
          <text:list>
            <text:list-item>
              <text:list>
                <text:list-header>
                  <text:p text:style-name="P55"><text:s text:c="3"/></text:p>
                </text:list-header>
              </text:list>
            </text:list-item>
          </text:list>
        </text:list-item>
      </text:list>
      <text:p text:style-name="P2"/>
      <text:list xml:id="list30299313" text:continue-numbering="true" text:style-name="L1">
        <text:list-item>
          <text:p text:style-name="P36">Permisos d'accés a la BBDD per part de l'usuari i d'altres hosts.</text:p>
          <text:p text:style-name="P35"/>
          <text:list>
            <text:list-item>
              <text:p text:style-name="P36">S'ha d'editar el fitxer /etc/postgresql/8.4/main/pg_hba.conf (o /usr/local/pgsql/data/pg_hba.conf en slax) i afegir les següents línies:</text:p>
            </text:list-item>
          </text:list>
        </text:list-item>
      </text:list>
      <text:p text:style-name="P9"/>
      <table:table table:name="Tabla7" table:style-name="Tabla7">
        <table:table-column table:style-name="Tabla7.A"/>
        <table:table-row>
          <table:table-cell table:style-name="Tabla7.A1" office:value-type="string">
            <text:p text:style-name="P5">## ==================== <text:s/>REGWEB =========================</text:p>
            <text:p text:style-name="P11"># <text:span text:style-name="T8">Dona permisos per a que l'usuari regweb (BBDD regweb) es pugui connectar</text:span></text:p>
            <text:p text:style-name="P11"># <text:span text:style-name="T8">amb la seva contrasenya</text:span></text:p>
            <text:p text:style-name="P37"/>
            <text:p text:style-name="P11">local<text:tab/>regweb<text:tab/> <text:s text:c="3"/>regweb<text:tab/><text:tab/><text:tab/> <text:s text:c="5"/>password</text:p>
            <text:p text:style-name="P11"/>
            <text:p text:style-name="P11"># <text:span text:style-name="T8">Dona permisos a l'usuari regweb (BBDD regweb) per a que es pugui connectar</text:span></text:p>
            <text:p text:style-name="P11"># <text:span text:style-name="T8">a la BBDD des de qualsevol host.</text:span></text:p>
            <text:p text:style-name="P11"/>
            <text:p text:style-name="P11">host <text:s text:c="3"/>regweb <text:s text:c="5"/>regweb <text:s text:c="5"/>www.xxx.yyy.zzz/24 <text:s/>trust</text:p>
          </table:table-cell>
        </table:table-row>
      </table:table>
      <text:p text:style-name="P9"/>
      <text:p text:style-name="P25"><text:tab/>On <text:s/>posa <text:s/>www.xxx.yyy.zzz l'hem de substituir per la nostra IP. Per exemple si la nostra IP es 192.168.121.132 llavors on posa <text:s text:c="2"/>www.xxx.yyy.zzz hem d'escriure 192.168.121.132. Podem <text:soft-page-break/>obtenir la nostra IP escrivint ipconfig en sistemes Windows o ifconfig en sistemes linux.</text:p>
      <text:p text:style-name="P9"/>
      <text:list xml:id="list30305924" text:continue-numbering="true" text:style-name="L1">
        <text:list-item>
          <text:list>
            <text:list-item>
              <text:p text:style-name="P36">Reiniciem el postgress per a que els canvis s'apliquin:</text:p>
            </text:list-item>
          </text:list>
        </text:list-item>
      </text:list>
      <text:p text:style-name="P9"/>
      <table:table table:name="Tabla8" table:style-name="Tabla8">
        <table:table-column table:style-name="Tabla8.A"/>
        <table:table-row>
          <table:table-cell table:style-name="Tabla8.A1" office:value-type="string">
            <text:p text:style-name="P29">$<text:span text:style-name="T4">/etc/init.d/postgresql restart</text:span></text:p>
          </table:table-cell>
        </table:table-row>
      </table:table>
      <text:p text:style-name="P9"/>
      <text:p text:style-name="P22">Nota: Si no teniu accés des d'ordinadors diferents a localhost, segui el que es diu en la següent pàgina http://www.cyberciti.biz/tips/postgres-allow-remote-access-tcp-connection.html</text:p>
      <text:p text:style-name="P15"/>
      <text:p text:style-name="P15"/>
      <text:list xml:id="list30298809" text:continue-numbering="true" text:style-name="L1">
        <text:list-item>
          <text:p text:style-name="P36">Crear BBDD i configurar-la:</text:p>
          <text:p text:style-name="P35"/>
          <text:list>
            <text:list-item>
              <text:p text:style-name="P48">Conectar-se al servidor de BBDD</text:p>
            </text:list-item>
          </text:list>
        </text:list-item>
      </text:list>
      <text:p text:style-name="P12"><text:span text:style-name="Source_20_Text"/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2"><text:span text:style-name="Source_20_Text"><text:span text:style-name="T5">$ psql -h localhost -p 5432 -U regweb -W</text:span></text:span><text:span text:style-name="T5"> -d regweb</text:span></text:p>
          </table:table-cell>
        </table:table-row>
      </table:table>
      <text:p text:style-name="P2"/>
      <text:p text:style-name="P2">o si ens conectem des d'un altra ordinador</text:p>
      <text:p text:style-name="P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2"><text:span text:style-name="Source_20_Text"><text:span text:style-name="T3">$ psql -h www.xxx.yyy.zzz -p 5432 -U regweb -W</text:span></text:span><text:span text:style-name="T3"> -d regweb</text:span></text:p>
          </table:table-cell>
        </table:table-row>
      </table:table>
      <text:p text:style-name="P13"/>
      <text:p text:style-name="P13">on <text:a xlink:type="simple" xlink:href="http://www.xxx.yyy.zzz/">www.xxx.yyy.zzz</text:a> és la IP on esta instal.lada la BBDD postgresql.</text:p>
      <text:list xml:id="list30297664" text:continue-numbering="true" text:style-name="L1">
        <text:list-item>
          <text:list>
            <text:list-item>
              <text:list>
                <text:list-header>
                  <text:p text:style-name="P57"/>
                </text:list-header>
              </text:list>
            </text:list-item>
            <text:list-item>
              <text:p text:style-name="P46">Donam permisos al usuari “regweb”:</text:p>
            </text:list-item>
          </text:list>
        </text:list-item>
      </text:list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8">GRANT ALL PRIVILEGES ON DATABASE "regweb" TO regweb;</text:p>
            <text:p text:style-name="P28">GRANT ALL PRIVILEGES ON SCHEMA PUBLIC TO regweb;</text:p>
          </table:table-cell>
        </table:table-row>
      </table:table>
      <text:list xml:id="list30305192" text:continue-numbering="true" text:style-name="L1">
        <text:list-item>
          <text:list>
            <text:list-header>
              <text:p text:style-name="P42"/>
            </text:list-header>
            <text:list-item>
              <text:p text:style-name="P46">Importam l'estructura de taules a la BBDD</text:p>
            </text:list-item>
          </text:list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1">\i ~/registre/docs/scripts/v1.0.0/schema/schema-postgresql.sql </text:p>
          </table:table-cell>
        </table:table-row>
      </table:table>
      <text:list xml:id="list30313011" text:continue-numbering="true" text:style-name="L1">
        <text:list-item>
          <text:list>
            <text:list-header>
              <text:p text:style-name="P42"/>
            </text:list-header>
            <text:list-item>
              <text:p text:style-name="P46">Importam les dades</text:p>
            </text:list-item>
          </text:list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6">\i ~/registre/docs/scripts/v1.0.0/data/script_idioma.sql <text:s text:c="16"/></text:p>
            <text:p text:style-name="P26">\i ~/registre/docs/scripts/v1.0.0/data/script_tipo_agrupacion_geografica.sql</text:p>
            <text:p text:style-name="P26">\i ~/registre/docs/scripts/v1.0.0/data/script_agrupacions.sql</text:p>
          </table:table-cell>
        </table:table-row>
      </table:table>
      <text:p text:style-name="P16"/>
      <text:list xml:id="list30316093" text:continue-numbering="true" text:style-name="L1">
        <text:list-item>
          <text:list>
            <text:list-item>
              <text:p text:style-name="P46">Revisar si s'han de fer updates de taules <text:s/>(p.e. v.1.0.1)</text:p>
            </text:list-item>
          </text:list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7">\i ~/registre/docs/scripts/v1.0.1/schema/update-other.sql</text:p>
          </table:table-cell>
        </table:table-row>
      </table:table>
      <text:p text:style-name="P16"/>
      <text:list xml:id="list30316370" text:continue-numbering="true" text:style-name="L1">
        <text:list-item>
          <text:list>
            <text:list-item>
              <text:p text:style-name="P47">Revisar si s'han de fer updates de dades <text:s/>(per la versio v.1.0.1 no hi ha dades)</text:p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14">En la versió 1.0.1 no s'han de fer actualitzacions de dades</text:p>
          </table:table-cell>
        </table:table-row>
      </table:table>
      <text:p text:style-name="P13"/>
      <text:list xml:id="list30298085" text:continue-numbering="true" text:style-name="L1">
        <text:list-item>
          <text:list>
            <text:list-item>
              <text:p text:style-name="P47">Sortir</text:p>
            </text:list-item>
          </text:list>
        </text:list-item>
      </text:list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3">\q</text:p>
          </table:table-cell>
        </table:table-row>
      </table:table>
      <text:p text:style-name="P9"/>
      <text:list xml:id="list30322786" text:continue-numbering="true" text:style-name="L1">
        <text:list-item>
          <text:p text:style-name="P36">Executar Test</text:p>
        </text:list-item>
      </text:list>
      <text:p text:style-name="P9"/>
      <text:list xml:id="list30308158" text:continue-numbering="true" text:style-name="L1">
        <text:list-item>
          <text:list>
            <text:list-item>
              <text:p text:style-name="P49">Aturar servidor JBOSS si n'hi ha algun en marxa.</text:p>
              <text:p text:style-name="P42"/>
            </text:list-item>
            <text:list-item>
              <text:p text:style-name="P36">Editar el fitxer ~/registre/integrationTests/pom.xml i reemplaçar el port 5433 pel port 5432.</text:p>
              <text:p text:style-name="P36"><text:soft-page-break/></text:p>
            </text:list-item>
            <text:list-item>
              <text:p text:style-name="P36">Ens situem en el següent directori ~/registre/integrationTests i executar la següent comanda:</text:p>
            </text:list-item>
          </text:list>
        </text:list-item>
      </text:list>
      <text:p text:style-name="P10"><text:s text:c="8"/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"><text:s text:c="6"/>% mvn install -Pit,postgresql</text:p>
          </table:table-cell>
        </table:table-row>
      </table:table>
      <text:p text:style-name="P9"/>
      <text:list xml:id="list30315756" text:continue-numbering="true" text:style-name="L1">
        <text:list-item>
          <text:p text:style-name="P36">Executar-ho dins JBOSS</text:p>
          <text:p text:style-name="P35"/>
          <text:list>
            <text:list-item>
              <text:p text:style-name="P50">Copiar ear compilat al JBOSS</text:p>
              <text:p text:style-name="P52"/>
            </text:list-item>
          </text:list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list xml:id="list30319516" text:continue-numbering="true" text:style-name="L1">
              <text:list-item>
                <text:list>
                  <text:list-header>
                    <text:p text:style-name="P53">$ cp ~/registre/ear/target/regweb.ear /usr/local/jboss-3.2.8.SP1/server/default/deploy</text:p>
                  </text:list-header>
                </text:list>
              </text:list-item>
            </text:list>
          </table:table-cell>
        </table:table-row>
      </table:table>
      <text:list xml:id="list30295313" text:continue-numbering="true" text:style-name="L1">
        <text:list-item>
          <text:list>
            <text:list-header>
              <text:p text:style-name="P44"/>
            </text:list-header>
            <text:list-item>
              <text:p text:style-name="P50">Copiar els següents fitxers de configuració de BBDD i sistema de seguretat des del JBOSS de l'entorn de test <text:s/>(~/registre/integrationTests/target/jboss3x/deploy) fins el jboss <text:s/>de desenvolupament (/usr/local/jboss-3.2.8.SP1/server/default/deploy):</text:p>
              <text:p text:style-name="P43"/>
            </text:list-item>
          </text:list>
        </text:list-item>
      </text:list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">$ cp ~/registre/integrationTests/target/jboss3x/deploy/regweb-ds.xml /usr/local/jboss-3.2.8.SP1/server/default/deploy</text:p>
            <text:p text:style-name="P4"/>
            <text:p text:style-name="P4">$ cp ~/registre/integrationTests/target/jboss3x/conf/login-config.xml /usr/local/jboss-3.2.8.SP1/server/default/conf</text:p>
            <text:p text:style-name="P4"/>
            <text:p text:style-name="P4">$ cp ~/registre/integrationTests/target/jboss3x/conf/seycon-roles.properties /usr/local/jboss-3.2.8.SP1/server/default/conf</text:p>
            <text:p text:style-name="P4"/>
            <text:p text:style-name="P4">$ cp ~/registre/integrationTests/target/jboss3x/conf/seycon-users.properties /usr/local/jboss-3.2.8.SP1/server/default/conf</text:p>
          </table:table-cell>
        </table:table-row>
      </table:table>
      <text:list xml:id="list30321176" text:continue-numbering="true" text:style-name="L1">
        <text:list-item>
          <text:list>
            <text:list-header>
              <text:p text:style-name="P45"/>
            </text:list-header>
            <text:list-item>
              <text:p text:style-name="P51">Reiniciar JBOSS</text:p>
            </text:list-item>
          </text:list>
        </text:list-item>
      </text:list>
      <text:p text:style-name="P6"/>
      <text:p text:style-name="P6"/>
      <text:p text:style-name="P6"/>
      <text:p text:style-name="P8">ANNEX I: Compilar REGISTRE des de subversion de sourceforge</text:p>
      <text:p text:style-name="P1"/>
      <text:p text:style-name="Standard"/>
      <text:p text:style-name="Standard"><text:tab/>Aquest manual explica com compilar l'aplicació REGISTRE a partir del repositori de subversion de sourceforge. Es requerix java i maven. La compilació es realitzarà en un directori registre del home de l'usuari (<text:span text:style-name="T1">~/registre/)</text:span>.</text:p>
      <text:p text:style-name="P1"/>
      <text:list xml:id="list30116684" text:style-name="L3">
        <text:list-item>
          <text:p text:style-name="P33"><text:span text:style-name="T1">Descarregar codi des de subversion de sourceforge (En aquest cas ens descarregam el principal). Estant en el </text:span><text:span text:style-name="T2">home</text:span><text:span text:style-name="T1"> de l'usuari fer check out executant la següent comanda:</text:span></text:p>
          <text:list>
            <text:list-header>
              <text:p text:style-name="P31"><text:s text:c="5"/></text:p>
            </text:list-header>
          </text:list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4"><text:span text:style-name="T6">$ svn co </text:span><text:a xlink:type="simple" xlink:href="https://registre.svn.sourceforge.net/svnroot/registre/registre-core/trunk"><text:span text:style-name="T7">https://registre.svn.sourceforge.net/svnroot/registre/registre-core/trunk</text:span></text:a><text:span text:style-name="T6"> registre</text:span></text:p>
          </table:table-cell>
        </table:table-row>
      </table:table>
      <text:p text:style-name="P1"/>
      <text:p text:style-name="P1"><text:s/></text:p>
      <text:list xml:id="list30296325" text:continue-numbering="true" text:style-name="L3">
        <text:list-item>
          <text:p text:style-name="P32">Compilar-ho tot. Ens situem en el directori <text:s/>~/registre i per compilar executam:</text:p>
        </text:list-item>
      </text:list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7">$ mvn install</text:p>
          </table:table-cell>
        </table:table-row>
      </table:table>
      <text:p text:style-name="P9"/>
      <text:list xml:id="list30294954" text:continue-list="list30321176" text:style-name="L1">
        <text:list-header>
          <text:p text:style-name="P36">(La primera vegada que s'executi tardarà un poc ja que s'ha de descarregar el repositori de llibreries jar descrites en l'arxiu pom.xml de maven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Bitstream Vera Sans Mono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06H34M19S</meta:editing-duration>
    <meta:editing-cycles>49</meta:editing-cycles>
    <meta:generator>OpenOffice.org/3.2$Win32 OpenOffice.org_project/320m12$Build-9483</meta:generator>
    <dc:date>2011-08-29T10:18:05.19</dc:date>
    <dc:creator>Antoni Nadal </dc:creator>
    <meta:document-statistic meta:table-count="19" meta:image-count="0" meta:object-count="0" meta:page-count="3" meta:paragraph-count="73" meta:word-count="660" meta:character-count="5149"/>
    <meta:user-defined meta:name="Info 1"/>
    <meta:user-defined meta:name="Info 2"/>
    <meta:user-defined meta:name="Info 3"/>
    <meta:user-defined meta:name="Info 4"/>
  </office:meta>
</office:document-meta>
</file>